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7.5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1cm" svg:height="3.429cm" svg:x="6.715cm" svg:y="1.635cm">
          <text:p text:style-name="P1">Crohn’s Websi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22T16:15:02.210144329</meta:creation-date>
    <dc:date>2019-11-25T12:07:42.201516251</dc:date>
    <meta:editing-duration>P2DT19H42M29S</meta:editing-duration>
    <meta:editing-cycles>1</meta:editing-cycles>
    <meta:document-statistic meta:object-count="1"/>
    <meta:generator>LibreOffice/6.3.3.2$MacOSX_X86_64 LibreOffice_project/a64200df03143b798afd1ec74a12ab50359878ed</meta:generator>
  </office:meta>
</office:document-meta>
</file>